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18.02.20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K</text:p>
          </table:table-cell>
          <table:table-cell/>
          <table:table-cell office:value-type="string" calcext:value-type="string">
            <text:p>pix2pix layout with fourth / third downsampling layer</text:p>
          </table:table-cell>
          <table:table-cell table:number-columns-repeated="5"/>
          <table:table-cell office:value-type="string" calcext:value-type="string">
            <text:p>current layout with only 3 / 2 downsampling layer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windowsize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windowsize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tor</text:p>
          </table:table-cell>
          <table:table-cell office:value-type="float" office:value="33481857" calcext:value-type="float">
            <text:p>33481857</text:p>
          </table:table-cell>
          <table:table-cell office:value-type="float" office:value="46083265" calcext:value-type="float">
            <text:p>46083265</text:p>
          </table:table-cell>
          <table:table-cell office:value-type="float" office:value="58701121" calcext:value-type="float">
            <text:p>58701121</text:p>
          </table:table-cell>
          <table:table-cell table:number-columns-repeated="2"/>
          <table:table-cell office:value-type="string" calcext:value-type="string">
            <text:p>genera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scriminator</text:p>
          </table:table-cell>
          <table:table-cell office:value-type="float" office:value="11075329" calcext:value-type="float">
            <text:p>11075329</text:p>
          </table:table-cell>
          <table:table-cell office:value-type="float" office:value="11220801" calcext:value-type="float">
            <text:p>11220801</text:p>
          </table:table-cell>
          <table:table-cell office:value-type="float" office:value="11253697" calcext:value-type="float">
            <text:p>11253697</text:p>
          </table:table-cell>
          <table:table-cell table:number-columns-repeated="2"/>
          <table:table-cell office:value-type="string" calcext:value-type="string">
            <text:p>discrimina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+SUM([.D6:.D7])" office:value-type="float" office:value="44557186" calcext:value-type="float">
            <text:p>44557186</text:p>
          </table:table-cell>
          <table:table-cell table:formula="of:=+SUM([.E6:.E7])" office:value-type="float" office:value="57304066" calcext:value-type="float">
            <text:p>57304066</text:p>
          </table:table-cell>
          <table:table-cell table:formula="of:=+SUM([.F6:.F7])" office:value-type="float" office:value="69954818" calcext:value-type="float">
            <text:p>69954818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+SUM([.J6:.J7])" office:value-type="float" office:value="0" calcext:value-type="float">
            <text:p>0</text:p>
          </table:table-cell>
          <table:table-cell table:formula="of:=+SUM([.K6:.K7])" office:value-type="float" office:value="0" calcext:value-type="float">
            <text:p>0</text:p>
          </table:table-cell>
          <table:table-cell table:formula="of:=+SUM([.L6:.L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mbedding CNN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windowsize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rainable params</text:p>
          </table:table-cell>
          <table:table-cell office:value-type="float" office:value="4243968" calcext:value-type="float">
            <text:p>4243968</text:p>
          </table:table-cell>
          <table:table-cell office:value-type="float" office:value="4260416" calcext:value-type="float">
            <text:p>4260416</text:p>
          </table:table-cell>
          <table:table-cell office:value-type="float" office:value="4293312" calcext:value-type="float">
            <text:p>429331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windowsize</text:p>
          </table:table-cell>
          <table:table-cell table:style-name="ce2" office:value-type="string" calcext:value-type="string" table:number-columns-spanned="2" table:number-rows-spanned="1">
            <text:p>trainable weights</text:p>
          </table:table-cell>
          <table:covered-table-cell table:style-name="ce3"/>
          <table:table-cell table:number-columns-repeated="7"/>
        </table:table-row>
        <table:table-row table:style-name="ro1">
          <table:table-cell table:number-columns-repeated="2"/>
          <table:covered-table-cell table:style-name="ce3"/>
          <table:table-cell table:style-name="ce3" office:value-type="string" calcext:value-type="string">
            <text:p>CNN</text:p>
          </table:table-cell>
          <table:table-cell table:style-name="ce3" office:value-type="string" calcext:value-type="string">
            <text:p>DN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style-name="ce3" table:formula="of:=+[.D13]" office:value-type="float" office:value="4243968" calcext:value-type="float">
            <text:p>4243968</text:p>
          </table:table-cell>
          <table:table-cell table:style-name="ce3" office:value-type="float" office:value="5502796" calcext:value-type="float">
            <text:p>55027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style-name="ce3" table:formula="of:=+[.E13]" office:value-type="float" office:value="4260416" calcext:value-type="float">
            <text:p>4260416</text:p>
          </table:table-cell>
          <table:table-cell table:style-name="ce3" office:value-type="float" office:value="16034732" calcext:value-type="float">
            <text:p>160347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style-name="ce3" table:formula="of:=+[.F13]" office:value-type="float" office:value="4293312" calcext:value-type="float">
            <text:p>4293312</text:p>
          </table:table-cell>
          <table:table-cell table:style-name="ce3" office:value-type="float" office:value="57877612" calcext:value-type="float">
            <text:p>578776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22:00:52.213061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20:58:17.245762446</meta:creation-date>
    <dc:date>2021-02-20T23:50:24.465717448</dc:date>
    <meta:editing-duration>PT11H6M10S</meta:editing-duration>
    <meta:editing-cycles>4</meta:editing-cycles>
    <meta:generator>LibreOffice/6.4.6.2$Linux_X86_64 LibreOffice_project/40$Build-2</meta:generator>
    <meta:document-statistic meta:table-count="1" meta:cell-count="52" meta:object-count="0"/>
  </office:meta>
</office:document-meta>
</file>